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2" table:default-cell-style-name="Default"/>
        <table:table-column table:style-name="co1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number-columns-repeated="9"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x',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9"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1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3" office:value-type="string" calcext:value-type="string">
            <text:p>'P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3" office:value-type="string" calcext:value-type="string">
            <text:p>'P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13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14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1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/>
        </table:table-row>
        <table:table-row table:style-name="ro1">
          <table:table-cell/>
          <table:table-cell table:number-columns-repeated="32" office:value-type="string" calcext:value-type="string">
            <text:p>'x'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23:25:39.37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08:58:23.044000000</meta:creation-date>
    <dc:date>2016-07-05T23:56:21.981000000</dc:date>
    <meta:editing-duration>PT50M49S</meta:editing-duration>
    <meta:editing-cycles>4</meta:editing-cycles>
    <meta:generator>LibreOffice/5.0.6.3$Windows_x86 LibreOffice_project/490fc03b25318460cfc54456516ea2519c11d1aa</meta:generator>
    <meta:document-statistic meta:table-count="1" meta:cell-count="546" meta:object-count="0"/>
  </office:meta>
</office:document-meta>
</file>